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72in"/>
    </style:style>
    <style:style style:name="co3" style:family="table-column">
      <style:table-column-properties fo:break-before="auto" style:column-width="0.9102in"/>
    </style:style>
    <style:style style:name="ro3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2346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0.000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>
      <style:table-cell-properties fo:border-bottom="0.000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>
      <style:table-cell-properties fo:border-bottom="none" fo:background-color="#eeeeee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fo:border-bottom="0.0008in solid #000000" fo:background-color="#eeeeee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0.013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fo:border-bottom="none" fo:background-color="#cccccc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fo:border-bottom="0.013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order-bottom="none" fo:background-color="#cccccc" style:diagonal-bl-tr="none" style:diagonal-tl-br="none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fo:border-bottom="none" fo:background-color="#dddddd" style:diagonal-bl-tr="none" style:diagonal-tl-br="none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Default">
      <style:table-cell-properties fo:border-bottom="0.013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>
      <style:table-cell-properties fo:border-bottom="none" fo:background-color="#dddddd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>
      <style:table-cell-properties fo:border-bottom="0.000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013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27" style:family="table-cell" style:parent-style-name="Default">
      <style:table-cell-properties fo:border-bottom="0.0008in solid #000000" style:diagonal-bl-tr="none" style:diagonal-tl-br="none" fo:border-left="none" fo:border-right="none" style:rotation-align="none" fo:border-top="none"/>
    </style:style>
    <style:style style:name="ce28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 style:data-style-name="N40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40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40">
      <style:table-cell-properties style:glyph-orientation-vertical="0"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40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40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40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40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40">
      <style:table-cell-properties style:glyph-orientation-vertical="0" fo:border-bottom="0.013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40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40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40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40">
      <style:table-cell-properties style:glyph-orientation-vertical="0" fo:border-bottom="0.013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40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40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none" style:rotation-align="none" fo:border-top="0.0008in solid #000000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4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 style:data-style-name="N122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 style:data-style-name="N122">
      <style:table-cell-properties style:glyph-orientation-vertical="0" fo:border-bottom="0.0138in solid #000000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Default" style:data-style-name="N122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Default" style:data-style-name="N122">
      <style:table-cell-properties style:glyph-orientation-vertical="0" fo:border-bottom="0.0138in solid #000000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Default" style:data-style-name="N122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Default" style:data-style-name="N122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4" style:family="table-cell" style:parent-style-name="Default" style:data-style-name="N122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86" style:family="table-cell" style:parent-style-name="Default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87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8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89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fo:border-bottom="0.0008in solid #000000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Default">
      <style:table-cell-properties fo:border-bottom="0.0008in solid #000000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Default">
      <style:table-cell-properties fo:border-bottom="0.0008in solid #000000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7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8" style:family="table-cell" style:parent-style-name="Default">
      <style:table-cell-properties fo:border-bottom="none" fo:background-color="#cccccc" style:diagonal-bl-tr="none" style:diagonal-tl-br="none" fo:border-left="0.000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0" style:family="table-cell" style:parent-style-name="Default">
      <style:table-cell-properties fo:border-bottom="none" fo:background-color="#cccccc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1" style:family="table-cell" style:parent-style-name="Default">
      <style:table-cell-properties fo:border-bottom="0.0008in solid #000000" fo:background-color="#cccccc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Default">
      <style:table-cell-properties fo:border-bottom="none" fo:background-color="#cccccc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Default">
      <style:table-cell-properties fo:border-bottom="none" fo:background-color="#dddddd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Default">
      <style:table-cell-properties fo:border-bottom="none" fo:background-color="#dddddd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5" style:family="table-cell" style:parent-style-name="Default">
      <style:table-cell-properties fo:border-bottom="0.0008in solid #000000" fo:background-color="#dddddd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7" style:family="table-cell" style:parent-style-name="Default">
      <style:table-cell-properties fo:border-bottom="0.0008in solid #000000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0" style:family="table-cell" style:parent-style-name="Default">
      <style:table-cell-properties fo:border-bottom="none" fo:background-color="#eeeee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fo:border-bottom="0.0008in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fo:border-bottom="none" fo:background-color="#eeeee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Default">
      <style:table-cell-properties fo:border-bottom="0.0008in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6" style:family="table-cell" style:parent-style-name="Default">
      <style:table-cell-properties fo:border-bottom="0.000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8" style:family="table-cell" style:parent-style-name="Default">
      <style:table-cell-properties fo:background-color="#eeeee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9" style:family="table-cell" style:parent-style-name="Default">
      <style:table-cell-properties fo:border-bottom="none" fo:background-color="#cccccc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0" style:family="table-cell" style:parent-style-name="Default">
      <style:table-cell-properties fo:border-bottom="0.0008in solid #000000" fo:background-color="#cccccc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1" style:family="table-cell" style:parent-style-name="Default">
      <style:table-cell-properties fo:background-color="#cccccc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2" style:family="table-cell" style:parent-style-name="Default">
      <style:table-cell-properties fo:background-color="#dddddd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3" style:family="table-cell" style:parent-style-name="Default">
      <style:table-cell-properties fo:border-bottom="none" fo:background-color="#dddddd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4" style:family="table-cell" style:parent-style-name="Default">
      <style:table-cell-properties fo:border-bottom="0.0008in solid #000000" fo:background-color="#ddddd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5" style:family="table-cell" style:parent-style-name="Default">
      <style:table-cell-properties fo:border-bottom="non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6" style:family="table-cell" style:parent-style-name="Default">
      <style:table-cell-properties fo:border-bottom="0.0008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0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border-bottom="0.0008in solid #000000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3" style:family="table-cell" style:parent-style-name="Default">
      <style:table-cell-properties fo:border-bottom="0.0008in solid #000000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fo:background-color="transparent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6" style:family="table-cell" style:parent-style-name="Default">
      <style:table-cell-properties fo:border-bottom="0.0008in solid #000000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7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9" style:family="table-cell" style:parent-style-name="Default">
      <style:table-cell-properties fo:border-bottom="none" fo:background-color="#cccccc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0" style:family="table-cell" style:parent-style-name="Default">
      <style:table-cell-properties fo:border-bottom="0.0008in solid #000000" fo:background-color="#cccccc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1" style:family="table-cell" style:parent-style-name="Default">
      <style:table-cell-properties fo:border-bottom="none" fo:background-color="#cccccc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2" style:family="table-cell" style:parent-style-name="Default">
      <style:table-cell-properties fo:border-bottom="none" fo:background-color="#dddddd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3" style:family="table-cell" style:parent-style-name="Default">
      <style:table-cell-properties fo:border-bottom="none" fo:background-color="#dddddd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4" style:family="table-cell" style:parent-style-name="Default">
      <style:table-cell-properties fo:border-bottom="0.0008in solid #000000" fo:background-color="#dddddd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6" style:family="table-cell" style:parent-style-name="Default">
      <style:table-cell-properties fo:border-bottom="0.0008in solid #000000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fo:border-left="0.0008in solid #000000" fo:border-right="none" style:rotation-align="none" fo:border-top="none"/>
    </style:style>
    <style:style style:name="ce148" style:family="table-cell" style:parent-style-name="Default"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4" table:print-ranges="Sheet1.A1:Sheet1.L4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72"/>
        <table:table-column table:style-name="co3" table:default-cell-style-name="ce72"/>
        <table:table-column table:style-name="co1" table:number-columns-repeated="5" table:default-cell-style-name="Default"/>
        <table:table-column table:style-name="co1" table:number-columns-repeated="10" table:default-cell-style-name="ce148"/>
        <table:table-row table:style-name="ro2">
          <table:table-cell table:style-name="ce1"/>
          <table:table-cell table:number-columns-repeated="4"/>
          <table:table-cell table:style-name="ce51"/>
          <table:table-cell table:number-columns-repeated="16"/>
        </table:table-row>
        <table:table-row table:style-name="ro2">
          <table:table-cell table:style-name="ce1"/>
          <table:table-cell table:style-name="ce2" office:value-type="string">
            <text:p>Tester</text:p>
          </table:table-cell>
          <table:table-cell table:style-name="ce21" office:value-type="string">
            <text:p>Jack King</text:p>
          </table:table-cell>
          <table:table-cell table:style-name="ce28" table:number-columns-repeated="2"/>
          <table:table-cell table:style-name="ce52"/>
          <table:table-cell table:style-name="ce73" office:value-type="string">
            <text:p>Date</text:p>
          </table:table-cell>
          <table:table-cell table:style-name="ce87" office:value-type="string">
            <text:p>04-02-2016(ddmmyyyy)</text:p>
          </table:table-cell>
          <table:table-cell table:style-name="ce108" table:number-columns-repeated="2"/>
          <table:table-cell table:style-name="ce127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Module</text:p>
          </table:table-cell>
          <table:table-cell table:style-name="ce21" office:value-type="string">
            <text:p>M-H-1-43</text:p>
          </table:table-cell>
          <table:table-cell table:style-name="ce29" table:number-columns-repeated="2"/>
          <table:table-cell table:style-name="ce52"/>
          <table:table-cell table:style-name="ce2" office:value-type="string">
            <text:p>H2O LV:</text:p>
          </table:table-cell>
          <table:table-cell table:style-name="ce28" office:value-type="string">
            <text:p>full</text:p>
          </table:table-cell>
          <table:table-cell table:style-name="ce28" table:number-columns-repeated="2"/>
          <table:table-cell table:style-name="ce128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Pxar Ver:</text:p>
          </table:table-cell>
          <table:table-cell table:style-name="ce21" office:value-type="string">
            <text:p>prod12</text:p>
          </table:table-cell>
          <table:table-cell table:style-name="ce28" table:number-columns-repeated="2"/>
          <table:table-cell table:style-name="ce52"/>
          <table:table-cell table:style-name="ce2" office:value-type="string">
            <text:p>HV Read</text:p>
          </table:table-cell>
          <table:table-cell table:style-name="ce21" office:value-type="string">
            <text:p>-150v</text:p>
          </table:table-cell>
          <table:table-cell table:style-name="ce28" table:number-columns-repeated="2"/>
          <table:table-cell table:style-name="ce128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Institute:</text:p>
          </table:table-cell>
          <table:table-cell table:style-name="ce21" office:value-type="string">
            <text:p>University of Kansas</text:p>
          </table:table-cell>
          <table:table-cell table:style-name="ce28" table:number-columns-repeated="2"/>
          <table:table-cell table:style-name="ce53" office:value-type="string">
            <text:p>T/H raw</text:p>
          </table:table-cell>
          <table:table-cell table:style-name="ce74" office:value-type="string">
            <text:p>T/H Act</text:p>
          </table:table-cell>
          <table:table-cell table:style-name="ce88" office:value-type="string">
            <text:p>Comments</text:p>
          </table:table-cell>
          <table:table-cell table:style-name="ce109" table:number-columns-repeated="2"/>
          <table:table-cell table:style-name="ce129"/>
          <table:table-cell table:style-name="ce147"/>
          <table:table-cell table:number-columns-repeated="10"/>
        </table:table-row>
        <table:table-row table:style-name="ro4">
          <table:table-cell/>
          <table:table-cell table:style-name="ce3" office:value-type="string">
            <text:p>Option: Timing Test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4"/>
          <table:table-cell table:style-name="ce75" table:formula="of:=2.5773*[.F6]-257.81" office:value-type="float" office:value="-257.81">
            <text:p>-257.81</text:p>
          </table:table-cell>
          <table:table-cell table:style-name="ce89"/>
          <table:table-cell table:style-name="ce110" table:number-columns-repeated="2"/>
          <table:table-cell table:style-name="ce130"/>
          <table:table-cell table:style-name="ce147"/>
          <table:table-cell table:number-columns-repeated="10"/>
        </table:table-row>
        <table:table-row table:style-name="ro4">
          <table:table-cell/>
          <table:table-cell table:style-name="ce4" office:value-type="string">
            <text:p>Difficult mods only</text:p>
          </table:table-cell>
          <table:table-cell table:style-name="ce22" office:value-type="string">
            <text:p>Test End</text:p>
          </table:table-cell>
          <table:table-cell table:style-name="ce30"/>
          <table:table-cell table:style-name="ce35" table:formula="of:=[.D7]-[.D6]" office:value-type="time" office:time-value="PT00H00M00S">
            <text:p>00:00</text:p>
          </table:table-cell>
          <table:table-cell table:style-name="ce55"/>
          <table:table-cell table:style-name="ce76" table:formula="of:=[.F7]-280" office:value-type="float" office:value="-280">
            <text:p>-280.00</text:p>
          </table:table-cell>
          <table:table-cell table:style-name="ce90"/>
          <table:table-cell table:style-name="ce111" table:number-columns-repeated="2"/>
          <table:table-cell table:style-name="ce131"/>
          <table:table-cell table:style-name="ce147"/>
          <table:table-cell table:number-columns-repeated="10"/>
        </table:table-row>
        <table:table-row table:style-name="ro2">
          <table:table-cell/>
          <table:table-cell table:style-name="ce5" office:value-type="string">
            <text:p>Pretest</text:p>
          </table:table-cell>
          <table:table-cell table:style-name="ce22" office:value-type="string">
            <text:p>Test Start</text:p>
          </table:table-cell>
          <table:table-cell table:style-name="ce30" office:value-type="time" office:time-value="PT16H42M00S">
            <text:p>16:42</text:p>
          </table:table-cell>
          <table:table-cell table:style-name="ce34"/>
          <table:table-cell table:style-name="ce56" office:value-type="float" office:value="108">
            <text:p>108.00</text:p>
          </table:table-cell>
          <table:table-cell table:style-name="ce77" table:formula="of:=2.5773*[.F8]-257.81" office:value-type="float" office:value="20.5384">
            <text:p>20.54</text:p>
          </table:table-cell>
          <table:table-cell table:style-name="ce91" office:value-type="string">
            <text:p>good</text:p>
          </table:table-cell>
          <table:table-cell table:style-name="ce112" table:number-columns-repeated="2"/>
          <table:table-cell table:style-name="ce132"/>
          <table:table-cell table:style-name="ce147"/>
          <table:table-cell table:number-columns-repeated="10"/>
        </table:table-row>
        <table:table-row table:style-name="ro2">
          <table:table-cell/>
          <table:table-cell table:style-name="ce6"/>
          <table:table-cell table:style-name="ce22" office:value-type="string">
            <text:p>Test End</text:p>
          </table:table-cell>
          <table:table-cell table:style-name="ce30" office:value-type="time" office:time-value="PT16H44M00S">
            <text:p>16:44</text:p>
          </table:table-cell>
          <table:table-cell table:style-name="ce35" table:formula="of:=[.D9]-[.D8]" office:value-type="time" office:time-value="PT00H02M00S">
            <text:p>00:02</text:p>
          </table:table-cell>
          <table:table-cell table:style-name="ce57" office:value-type="float" office:value="297.2">
            <text:p>297.20</text:p>
          </table:table-cell>
          <table:table-cell table:style-name="ce78" table:formula="of:=[.F9]-280" office:value-type="float" office:value="17.2">
            <text:p>17.20</text:p>
          </table:table-cell>
          <table:table-cell table:style-name="ce92"/>
          <table:table-cell table:style-name="ce113" table:number-columns-repeated="2"/>
          <table:table-cell table:style-name="ce133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PixelAlive</text:p>
          </table:table-cell>
          <table:table-cell table:style-name="ce23" office:value-type="string">
            <text:p>Test Start</text:p>
          </table:table-cell>
          <table:table-cell table:style-name="ce31" office:value-type="time" office:time-value="PT16H48M00S">
            <text:p>16:48</text:p>
          </table:table-cell>
          <table:table-cell table:style-name="ce36"/>
          <table:table-cell table:style-name="ce58" office:value-type="float" office:value="108.2">
            <text:p>108.20</text:p>
          </table:table-cell>
          <table:table-cell table:style-name="ce79" table:formula="of:=2.5773*[.F10]-257.81" office:value-type="float" office:value="21.05386">
            <text:p>21.05</text:p>
          </table:table-cell>
          <table:table-cell table:style-name="ce93" office:value-type="string">
            <text:p>bad edge pixels - </text:p>
          </table:table-cell>
          <table:table-cell table:style-name="ce114" table:number-columns-repeated="2"/>
          <table:table-cell table:style-name="ce134" office:value-type="string">
            <text:p>C</text:p>
          </table:table-cell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8"/>
          <table:table-cell table:style-name="ce23" office:value-type="string">
            <text:p>Test End</text:p>
          </table:table-cell>
          <table:table-cell table:style-name="ce31" office:value-type="time" office:time-value="PT16H50M00S">
            <text:p>16:50</text:p>
          </table:table-cell>
          <table:table-cell table:style-name="ce37" table:formula="of:=[.D11]-[.D10]" office:value-type="time" office:time-value="PT00H02M00S">
            <text:p>00:02</text:p>
          </table:table-cell>
          <table:table-cell table:style-name="ce59" office:value-type="float" office:value="297.2">
            <text:p>297.20</text:p>
          </table:table-cell>
          <table:table-cell table:style-name="ce80" table:formula="of:=[.F11]-280" office:value-type="float" office:value="17.2">
            <text:p>17.20</text:p>
          </table:table-cell>
          <table:table-cell table:style-name="ce94" office:value-type="string">
            <text:p>175 <text:s text:c="2"/>63 <text:s text:c="2"/>58 <text:s text:c="2"/>86 <text:s text:c="2"/>63 <text:s text:c="2"/>55 <text:s text:c="2"/>54 <text:s/>131 <text:s/>133 <text:s text:c="2"/>49 <text:s text:c="2"/>59 <text:s text:c="2"/>55 <text:s text:c="2"/>72 <text:s text:c="2"/>90 <text:s/>107 <text:s/>203</text:p>
          </table:table-cell>
          <table:table-cell table:style-name="ce114" table:number-columns-repeated="2"/>
          <table:table-cell table:style-name="ce134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Trim:35</text:p>
          </table:table-cell>
          <table:table-cell table:style-name="ce23" office:value-type="string">
            <text:p>Test Start</text:p>
          </table:table-cell>
          <table:table-cell table:style-name="ce31" office:value-type="time" office:time-value="PT16H50M00S">
            <text:p>16:50</text:p>
          </table:table-cell>
          <table:table-cell table:style-name="ce36"/>
          <table:table-cell table:style-name="ce58" office:value-type="float" office:value="108.2">
            <text:p>108.20</text:p>
          </table:table-cell>
          <table:table-cell table:style-name="ce79" table:formula="of:=2.5773*[.F12]-257.81" office:value-type="float" office:value="21.05386">
            <text:p>21.05</text:p>
          </table:table-cell>
          <table:table-cell table:style-name="ce95"/>
          <table:table-cell table:style-name="ce115" table:number-columns-repeated="2"/>
          <table:table-cell table:style-name="ce135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3" office:value-type="string">
            <text:p>Test End</text:p>
          </table:table-cell>
          <table:table-cell table:style-name="ce31" office:value-type="time" office:time-value="PT17H43M00S">
            <text:p>17:43</text:p>
          </table:table-cell>
          <table:table-cell table:style-name="ce37" table:formula="of:=[.D13]-[.D12]" office:value-type="time" office:time-value="PT00H53M00S">
            <text:p>00:53</text:p>
          </table:table-cell>
          <table:table-cell table:style-name="ce59" office:value-type="float" office:value="297.2">
            <text:p>297.20</text:p>
          </table:table-cell>
          <table:table-cell table:style-name="ce80" table:formula="of:=[.F13]-280" office:value-type="float" office:value="17.2">
            <text:p>17.20</text:p>
          </table:table-cell>
          <table:table-cell table:style-name="ce96"/>
          <table:table-cell table:style-name="ce116" table:number-columns-repeated="2"/>
          <table:table-cell table:style-name="ce136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Phopt:35</text:p>
          </table:table-cell>
          <table:table-cell table:style-name="ce23" office:value-type="string">
            <text:p>Test Start</text:p>
          </table:table-cell>
          <table:table-cell table:style-name="ce31"/>
          <table:table-cell table:style-name="ce36"/>
          <table:table-cell table:style-name="ce58"/>
          <table:table-cell table:style-name="ce79" table:formula="of:=2.5773*[.F14]-257.81" office:value-type="float" office:value="-257.81">
            <text:p>-257.81</text:p>
          </table:table-cell>
          <table:table-cell table:style-name="ce93"/>
          <table:table-cell table:style-name="ce117" table:number-columns-repeated="2"/>
          <table:table-cell table:style-name="ce134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3" office:value-type="string">
            <text:p>Test End</text:p>
          </table:table-cell>
          <table:table-cell table:style-name="ce31"/>
          <table:table-cell table:style-name="ce37" table:formula="of:=[.D15]-[.D14]" office:value-type="time" office:time-value="PT00H00M00S">
            <text:p>00:00</text:p>
          </table:table-cell>
          <table:table-cell table:style-name="ce59"/>
          <table:table-cell table:style-name="ce80" table:formula="of:=[.F15]-280" office:value-type="float" office:value="-280">
            <text:p>-280.00</text:p>
          </table:table-cell>
          <table:table-cell table:style-name="ce93"/>
          <table:table-cell table:style-name="ce117" table:number-columns-repeated="2"/>
          <table:table-cell table:style-name="ce134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Gainped: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16]-257.81" office:value-type="float" office:value="-257.81">
            <text:p>-257.81</text:p>
          </table:table-cell>
          <table:table-cell table:style-name="ce91"/>
          <table:table-cell table:style-name="ce112" table:number-columns-repeated="2"/>
          <table:table-cell table:style-name="ce132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17]-[.D16]" office:value-type="time" office:time-value="PT00H00M00S">
            <text:p>00:00</text:p>
          </table:table-cell>
          <table:table-cell table:style-name="ce57"/>
          <table:table-cell table:style-name="ce78" table:formula="of:=[.F17]-280" office:value-type="float" office:value="-280">
            <text:p>-280.00</text:p>
          </table:table-cell>
          <table:table-cell table:style-name="ce92"/>
          <table:table-cell table:style-name="ce113" table:number-columns-repeated="2"/>
          <table:table-cell table:style-name="ce133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BB3: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18]-257.81" office:value-type="float" office:value="-257.81">
            <text:p>-257.81</text:p>
          </table:table-cell>
          <table:table-cell table:style-name="ce97"/>
          <table:table-cell table:style-name="ce118" table:number-columns-repeated="2"/>
          <table:table-cell table:style-name="ce137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8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19]-[.D18]" office:value-type="time" office:time-value="PT00H00M00S">
            <text:p>00:00</text:p>
          </table:table-cell>
          <table:table-cell table:style-name="ce57"/>
          <table:table-cell table:style-name="ce78" table:formula="of:=[.F19]-280" office:value-type="float" office:value="-280">
            <text:p>-280.00</text:p>
          </table:table-cell>
          <table:table-cell table:style-name="ce97"/>
          <table:table-cell table:style-name="ce118" table:number-columns-repeated="2"/>
          <table:table-cell table:style-name="ce137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Sc:vcal: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20]-257.81" office:value-type="float" office:value="-257.81">
            <text:p>-257.81</text:p>
          </table:table-cell>
          <table:table-cell table:style-name="ce91" office:value-type="string">
            <text:p>DO NOT DO</text:p>
          </table:table-cell>
          <table:table-cell table:style-name="ce112" table:number-columns-repeated="2"/>
          <table:table-cell table:style-name="ce132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8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21]-[.D20]" office:value-type="time" office:time-value="PT00H00M00S">
            <text:p>00:00</text:p>
          </table:table-cell>
          <table:table-cell table:style-name="ce57"/>
          <table:table-cell table:style-name="ce78" table:formula="of:=[.F21]-280" office:value-type="float" office:value="-280">
            <text:p>-280.00</text:p>
          </table:table-cell>
          <table:table-cell table:style-name="ce92"/>
          <table:table-cell table:style-name="ce113" table:number-columns-repeated="2"/>
          <table:table-cell table:style-name="ce133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IV Curve: 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22]-257.81" office:value-type="float" office:value="-257.81">
            <text:p>-257.81</text:p>
          </table:table-cell>
          <table:table-cell table:style-name="ce91" office:value-type="string">
            <text:p>DO NOT DO</text:p>
          </table:table-cell>
          <table:table-cell table:style-name="ce112" table:number-columns-repeated="2"/>
          <table:table-cell table:style-name="ce132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23]-[.D22]" office:value-type="time" office:time-value="PT00H00M00S">
            <text:p>00:00</text:p>
          </table:table-cell>
          <table:table-cell table:style-name="ce57"/>
          <table:table-cell table:style-name="ce78" table:formula="of:=[.F23]-280" office:value-type="float" office:value="-280">
            <text:p>-280.00</text:p>
          </table:table-cell>
          <table:table-cell table:style-name="ce92"/>
          <table:table-cell table:style-name="ce113" table:number-columns-repeated="2"/>
          <table:table-cell table:style-name="ce133"/>
          <table:table-cell table:style-name="ce147" office:value-type="string">
            <text:p>bond1</text:p>
          </table:table-cell>
          <table:table-cell table:number-columns-repeated="10"/>
        </table:table-row>
        <table:table-row table:style-name="ro2">
          <table:table-cell table:style-name="ce1"/>
          <table:table-cell table:style-name="ce9" office:value-type="string">
            <text:p>Hotpixel:35</text:p>
          </table:table-cell>
          <table:table-cell table:style-name="ce23" office:value-type="string">
            <text:p>Test Start</text:p>
          </table:table-cell>
          <table:table-cell table:style-name="ce31" office:value-type="time" office:time-value="PT14H22M00S">
            <text:p>14:22</text:p>
          </table:table-cell>
          <table:table-cell table:style-name="ce38"/>
          <table:table-cell table:style-name="ce60"/>
          <table:table-cell table:style-name="ce79" table:formula="of:=2.5773*[.F24]-257.81" office:value-type="float" office:value="-257.81">
            <text:p>-257.81</text:p>
          </table:table-cell>
          <table:table-cell table:style-name="ce93"/>
          <table:table-cell table:style-name="ce117" table:number-columns-repeated="2"/>
          <table:table-cell table:style-name="ce138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0"/>
          <table:table-cell table:style-name="ce23" office:value-type="string">
            <text:p>Test End</text:p>
          </table:table-cell>
          <table:table-cell table:style-name="ce31"/>
          <table:table-cell table:style-name="ce39" table:formula="of:=[.D25]-[.D24]" office:value-type="time" office:time-value="-PT14H22M00S">
            <text:p>09:38</text:p>
          </table:table-cell>
          <table:table-cell table:style-name="ce61"/>
          <table:table-cell table:style-name="ce80" table:formula="of:=[.F25]-280" office:value-type="float" office:value="-280">
            <text:p>-280.00</text:p>
          </table:table-cell>
          <table:table-cell table:style-name="ce93"/>
          <table:table-cell table:style-name="ce117" table:number-columns-repeated="2"/>
          <table:table-cell table:style-name="ce138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Cu:35</text:p>
          </table:table-cell>
          <table:table-cell table:style-name="ce24" office:value-type="string">
            <text:p>Test Start</text:p>
          </table:table-cell>
          <table:table-cell table:style-name="ce32"/>
          <table:table-cell table:style-name="ce40"/>
          <table:table-cell table:style-name="ce62"/>
          <table:table-cell table:style-name="ce81" table:formula="of:=2.5773*[.F26]-257.81" office:value-type="float" office:value="-257.81">
            <text:p>-257.81</text:p>
          </table:table-cell>
          <table:table-cell table:style-name="ce98"/>
          <table:table-cell table:style-name="ce119" table:number-columns-repeated="2"/>
          <table:table-cell table:style-name="ce139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2"/>
          <table:table-cell table:style-name="ce24" office:value-type="string">
            <text:p>Test End</text:p>
          </table:table-cell>
          <table:table-cell table:style-name="ce32"/>
          <table:table-cell table:style-name="ce41" table:formula="of:=[.D27]-[.D26]" office:value-type="time" office:time-value="PT00H00M00S">
            <text:p>00:00</text:p>
          </table:table-cell>
          <table:table-cell table:style-name="ce63"/>
          <table:table-cell table:style-name="ce82" table:formula="of:=[.F27]-280" office:value-type="float" office:value="-280">
            <text:p>-280.00</text:p>
          </table:table-cell>
          <table:table-cell table:style-name="ce99"/>
          <table:table-cell table:style-name="ce120" table:number-columns-repeated="2"/>
          <table:table-cell table:style-name="ce140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In:35</text:p>
          </table:table-cell>
          <table:table-cell table:style-name="ce24" office:value-type="string">
            <text:p>Test Start</text:p>
          </table:table-cell>
          <table:table-cell table:style-name="ce32"/>
          <table:table-cell table:style-name="ce40"/>
          <table:table-cell table:style-name="ce62"/>
          <table:table-cell table:style-name="ce81" table:formula="of:=2.5773*[.F28]-257.81" office:value-type="float" office:value="-257.81">
            <text:p>-257.81</text:p>
          </table:table-cell>
          <table:table-cell table:style-name="ce100"/>
          <table:table-cell table:style-name="ce119" table:number-columns-repeated="2"/>
          <table:table-cell table:style-name="ce139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3"/>
          <table:table-cell table:style-name="ce24" office:value-type="string">
            <text:p>Test End</text:p>
          </table:table-cell>
          <table:table-cell table:style-name="ce32"/>
          <table:table-cell table:style-name="ce42" table:formula="of:=[.D29]-[.D28]" office:value-type="time" office:time-value="PT00H00M00S">
            <text:p>00:00</text:p>
          </table:table-cell>
          <table:table-cell table:style-name="ce64"/>
          <table:table-cell table:style-name="ce82" table:formula="of:=[.F29]-280" office:value-type="float" office:value="-280">
            <text:p>-280.00</text:p>
          </table:table-cell>
          <table:table-cell table:style-name="ce101"/>
          <table:table-cell table:style-name="ce120" table:number-columns-repeated="2"/>
          <table:table-cell table:style-name="ce140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4" office:value-type="string">
            <text:p>Floro:Sn:35</text:p>
          </table:table-cell>
          <table:table-cell table:style-name="ce24" office:value-type="string">
            <text:p>Test Start</text:p>
          </table:table-cell>
          <table:table-cell table:style-name="ce32"/>
          <table:table-cell table:style-name="ce43"/>
          <table:table-cell table:style-name="ce65"/>
          <table:table-cell table:style-name="ce81" table:formula="of:=2.5773*[.F30]-257.81" office:value-type="float" office:value="-257.81">
            <text:p>-257.81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2"/>
          <table:table-cell table:style-name="ce24" office:value-type="string">
            <text:p>Test End</text:p>
          </table:table-cell>
          <table:table-cell table:style-name="ce32"/>
          <table:table-cell table:style-name="ce41" table:formula="of:=[.D31]-[.D30]" office:value-type="time" office:time-value="PT00H00M00S">
            <text:p>00:00</text:p>
          </table:table-cell>
          <table:table-cell table:style-name="ce63"/>
          <table:table-cell table:style-name="ce82" table:formula="of:=[.F31]-280" office:value-type="float" office:value="-280">
            <text:p>-280.00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Ag:35</text:p>
          </table:table-cell>
          <table:table-cell table:style-name="ce24" office:value-type="string">
            <text:p>Test Start</text:p>
          </table:table-cell>
          <table:table-cell table:style-name="ce32"/>
          <table:table-cell table:style-name="ce40"/>
          <table:table-cell table:style-name="ce62"/>
          <table:table-cell table:style-name="ce81" table:formula="of:=2.5773*[.F32]-257.81" office:value-type="float" office:value="-257.81">
            <text:p>-257.81</text:p>
          </table:table-cell>
          <table:table-cell table:style-name="ce100"/>
          <table:table-cell table:style-name="ce119" table:number-columns-repeated="2"/>
          <table:table-cell table:style-name="ce139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3"/>
          <table:table-cell table:style-name="ce24" office:value-type="string">
            <text:p>Test End</text:p>
          </table:table-cell>
          <table:table-cell table:style-name="ce32"/>
          <table:table-cell table:style-name="ce42" table:formula="of:=[.D33]-[.D32]" office:value-type="time" office:time-value="PT00H00M00S">
            <text:p>00:00</text:p>
          </table:table-cell>
          <table:table-cell table:style-name="ce64"/>
          <table:table-cell table:style-name="ce82" table:formula="of:=[.F33]-280" office:value-type="float" office:value="-280">
            <text:p>-280.00</text:p>
          </table:table-cell>
          <table:table-cell table:style-name="ce101"/>
          <table:table-cell table:style-name="ce120" table:number-columns-repeated="2"/>
          <table:table-cell table:style-name="ce140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1.0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02H41M00S">
            <text:p>02:41</text:p>
          </table:table-cell>
          <table:table-cell table:style-name="ce44"/>
          <table:table-cell table:style-name="ce66"/>
          <table:table-cell table:style-name="ce83" table:formula="of:=2.5773*[.F34]-257.81" office:value-type="float" office:value="-257.81">
            <text:p>-257.81</text:p>
          </table:table-cell>
          <table:table-cell table:style-name="ce103"/>
          <table:table-cell table:style-name="ce122" table:number-columns-repeated="2"/>
          <table:table-cell table:style-name="ce142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6"/>
          <table:table-cell table:style-name="ce25" office:value-type="string">
            <text:p>Test End</text:p>
          </table:table-cell>
          <table:table-cell table:style-name="ce33"/>
          <table:table-cell table:style-name="ce45" table:formula="of:=[.D35]-[.D34]" office:value-type="time" office:time-value="-PT02H41M00S">
            <text:p>21:19</text:p>
          </table:table-cell>
          <table:table-cell table:style-name="ce67"/>
          <table:table-cell table:style-name="ce84" table:formula="of:=[.F35]-280" office:value-type="float" office:value="-280">
            <text:p>-280.00</text:p>
          </table:table-cell>
          <table:table-cell table:style-name="ce103"/>
          <table:table-cell table:style-name="ce122" table:number-columns-repeated="2"/>
          <table:table-cell table:style-name="ce142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7" office:value-type="string">
            <text:p>Hr:0.8ma:35</text:p>
          </table:table-cell>
          <table:table-cell table:style-name="ce25" office:value-type="string">
            <text:p>Test Start</text:p>
          </table:table-cell>
          <table:table-cell table:style-name="ce33"/>
          <table:table-cell table:style-name="ce46"/>
          <table:table-cell table:style-name="ce68"/>
          <table:table-cell table:style-name="ce83" table:formula="of:=2.5773*[.F36]-257.81" office:value-type="float" office:value="-257.81">
            <text:p>-257.81</text:p>
          </table:table-cell>
          <table:table-cell table:style-name="ce104"/>
          <table:table-cell table:style-name="ce123" table:number-columns-repeated="2"/>
          <table:table-cell table:style-name="ce143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/>
          <table:table-cell table:style-name="ce47" table:formula="of:=[.D37]-[.D36]" office:value-type="time" office:time-value="PT00H00M00S">
            <text:p>00:00</text:p>
          </table:table-cell>
          <table:table-cell table:style-name="ce69"/>
          <table:table-cell table:style-name="ce84" table:formula="of:=[.F37]-280" office:value-type="float" office:value="-280">
            <text:p>-280.00</text:p>
          </table:table-cell>
          <table:table-cell table:style-name="ce105"/>
          <table:table-cell table:style-name="ce124" table:number-columns-repeated="2"/>
          <table:table-cell table:style-name="ce144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0.6ma:35</text:p>
          </table:table-cell>
          <table:table-cell table:style-name="ce25" office:value-type="string">
            <text:p>Test Start</text:p>
          </table:table-cell>
          <table:table-cell table:style-name="ce33"/>
          <table:table-cell table:style-name="ce44"/>
          <table:table-cell table:style-name="ce66"/>
          <table:table-cell table:style-name="ce83" table:formula="of:=2.5773*[.F38]-257.81" office:value-type="float" office:value="-257.81">
            <text:p>-257.81</text:p>
          </table:table-cell>
          <table:table-cell table:style-name="ce103"/>
          <table:table-cell table:style-name="ce122" table:number-columns-repeated="2"/>
          <table:table-cell table:style-name="ce142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9"/>
          <table:table-cell table:style-name="ce25" office:value-type="string">
            <text:p>Test End</text:p>
          </table:table-cell>
          <table:table-cell table:style-name="ce33"/>
          <table:table-cell table:style-name="ce45" table:formula="of:=[.D39]-[.D38]" office:value-type="time" office:time-value="PT00H00M00S">
            <text:p>00:00</text:p>
          </table:table-cell>
          <table:table-cell table:style-name="ce67"/>
          <table:table-cell table:style-name="ce84" table:formula="of:=[.F39]-280" office:value-type="float" office:value="-280">
            <text:p>-280.00</text:p>
          </table:table-cell>
          <table:table-cell table:style-name="ce103"/>
          <table:table-cell table:style-name="ce122" table:number-columns-repeated="2"/>
          <table:table-cell table:style-name="ce142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7" office:value-type="string">
            <text:p>Hr:0.4ma:35</text:p>
          </table:table-cell>
          <table:table-cell table:style-name="ce25" office:value-type="string">
            <text:p>Test Start</text:p>
          </table:table-cell>
          <table:table-cell table:style-name="ce33"/>
          <table:table-cell table:style-name="ce46"/>
          <table:table-cell table:style-name="ce68"/>
          <table:table-cell table:style-name="ce83" table:formula="of:=2.5773*[.F40]-257.81" office:value-type="float" office:value="-257.81">
            <text:p>-257.81</text:p>
          </table:table-cell>
          <table:table-cell table:style-name="ce104"/>
          <table:table-cell table:style-name="ce123" table:number-columns-repeated="2"/>
          <table:table-cell table:style-name="ce143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/>
          <table:table-cell table:style-name="ce47" table:formula="of:=[.D41]-[.D40]" office:value-type="time" office:time-value="PT00H00M00S">
            <text:p>00:00</text:p>
          </table:table-cell>
          <table:table-cell table:style-name="ce69"/>
          <table:table-cell table:style-name="ce84" table:formula="of:=[.F41]-280" office:value-type="float" office:value="-280">
            <text:p>-280.00</text:p>
          </table:table-cell>
          <table:table-cell table:style-name="ce105"/>
          <table:table-cell table:style-name="ce124" table:number-columns-repeated="2"/>
          <table:table-cell table:style-name="ce144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0.2:ma35</text:p>
          </table:table-cell>
          <table:table-cell table:style-name="ce25" office:value-type="string">
            <text:p>Test Start</text:p>
          </table:table-cell>
          <table:table-cell table:style-name="ce33"/>
          <table:table-cell table:style-name="ce44"/>
          <table:table-cell table:style-name="ce66"/>
          <table:table-cell table:style-name="ce83" table:formula="of:=2.5773*[.F42]-257.81" office:value-type="float" office:value="-257.81">
            <text:p>-257.81</text:p>
          </table:table-cell>
          <table:table-cell table:style-name="ce103"/>
          <table:table-cell table:style-name="ce122" table:number-columns-repeated="2"/>
          <table:table-cell table:style-name="ce142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/>
          <table:table-cell table:style-name="ce47" table:formula="of:=[.D43]-[.D42]" office:value-type="time" office:time-value="PT00H00M00S">
            <text:p>00:00</text:p>
          </table:table-cell>
          <table:table-cell table:style-name="ce69"/>
          <table:table-cell table:style-name="ce84" table:formula="of:=[.F43]-280" office:value-type="float" office:value="-280">
            <text:p>-280.00</text:p>
          </table:table-cell>
          <table:table-cell table:style-name="ce105"/>
          <table:table-cell table:style-name="ce124" table:number-columns-repeated="2"/>
          <table:table-cell table:style-name="ce144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1"/>
          <table:table-cell table:style-name="ce26" table:number-columns-repeated="2"/>
          <table:table-cell table:style-name="ce48"/>
          <table:table-cell table:style-name="ce70"/>
          <table:table-cell table:style-name="ce85"/>
          <table:table-cell table:style-name="ce106"/>
          <table:table-cell table:style-name="ce125" table:number-columns-repeated="2"/>
          <table:table-cell table:style-name="ce145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20" office:value-type="string">
            <text:p>Total time:</text:p>
          </table:table-cell>
          <table:table-cell table:style-name="ce27" table:number-columns-repeated="2"/>
          <table:table-cell table:style-name="ce49" table:formula="of:=SUM([.E9:.E43])" office:value-type="time" office:time-value="-PT16H06M00S">
            <text:p>07:54</text:p>
          </table:table-cell>
          <table:table-cell table:style-name="ce71"/>
          <table:table-cell table:style-name="ce86" office:value-type="string">
            <text:p>Grade:</text:p>
          </table:table-cell>
          <table:table-cell table:style-name="ce107"/>
          <table:table-cell table:style-name="ce126" table:number-columns-repeated="2"/>
          <table:table-cell table:style-name="ce146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number-columns-repeated="3"/>
          <table:table-cell table:style-name="ce50"/>
          <table:table-cell table:style-name="ce51"/>
          <table:table-cell table:number-columns-repeated="16"/>
        </table:table-row>
        <table:table-row table:style-name="ro2">
          <table:table-cell table:style-name="ce1"/>
          <table:table-cell table:number-columns-repeated="4"/>
          <table:table-cell table:style-name="ce51"/>
          <table:table-cell table:number-columns-repeated="16"/>
        </table:table-row>
        <table:table-row table:style-name="ro4" table:number-rows-repeated="1048528">
          <table:table-cell table:number-columns-repeated="22"/>
        </table:table-row>
        <table:table-row table:style-name="ro4">
          <table:table-cell table:number-columns-repeated="22"/>
        </table:table-row>
        <table:named-expressions>
          <table:named-range table:name="Excel_BuiltIn_Print_Area" table:base-cell-address="$Sheet1.$A$1" table:cell-range-address="$Sheet1.$A$1:.$L$46" table:range-usable-as="print-range"/>
        </table:named-expressions>
      </table:table>
      <table:table table:name="Sheet2" table:style-name="ta2">
        <table:table-column table:style-name="co1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  <table:named-expressions/>
      </table:table>
      <table:table table:name="Sheet3" table:style-name="ta3">
        <table:table-column table:style-name="co1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2P0" style:volatile="true">
      <number:number number:decimal-places="2" number:min-integer-digits="0"/>
    </number:number-style>
    <number:number-style style:name="N122">
      <style:text-properties fo:color="#ff0000"/>
      <number:text>-</number:text>
      <number:number number:decimal-places="2" number:min-integer-digits="0"/>
      <style:map style:condition="value()&gt;=0" style:apply-style-name="N122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"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2/05/2016</text:date>, <text:time>10:54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_HEP_Electronics_Design_Lab KU_PHSX</meta:initial-creator>
    <meta:creation-date>2015-05-19T13:58:49</meta:creation-date>
    <dc:creator>KU_HEP_Electronics_Design_Lab KU_PHSX</dc:creator>
    <dc:date>2016-02-05T10:54:13</dc:date>
    <meta:editing-cycles>15</meta:editing-cycles>
    <meta:editing-duration>P3DT20H5M18S</meta:editing-duration>
    <meta:generator>OpenOffice/4.1.1$Unix OpenOffice.org_project/411m6$Build-9775</meta:generator>
    <meta:document-statistic meta:table-count="3" meta:cell-count="218" meta:object-count="0"/>
  </office:meta>
</office:document-meta>
</file>